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29EF6F2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099cm" svg:y="0.162cm" svg:width="16.805cm" svg:height="12.749cm" draw:z-index="0"><draw:image xlink:href="Pictures/10000000000003300000026429EF6F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29:44</meta:creation-date>
    <meta:editing-duration>PT00H00M53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30:37</dc:date>
    <dc:creator>Juan Rodriguez</dc:creator>
    <meta:template xlink:type="simple" xlink:actuate="onRequest" xlink:title="redaccion" xlink:href="../redaccion.ott" meta:date="2011-03-10T13:29:44"/>
  </office:meta>
</office:document-meta>
</file>